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string">
            <text:p>diff</text:p>
          </table:table-cell>
          <table:table-cell office:value-type="string">
            <text:p>% diff</text:p>
          </table:table-cell>
        </table:table-row>
        <table:table-row table:style-name="ro1">
          <table:table-cell office:value-type="string">
            <text:p>Aspinall</text:p>
          </table:table-cell>
          <table:table-cell office:value-type="float" office:value="200150">
            <text:p>200150</text:p>
          </table:table-cell>
          <table:table-cell office:value-type="float" office:value="221700">
            <text:p>221700</text:p>
          </table:table-cell>
          <table:table-cell table:formula="of:=[.C2]-[.B2]" office:value-type="float" office:value="21550">
            <text:p>21550</text:p>
          </table:table-cell>
          <table:table-cell table:formula="of:=[.D2]/[.B2]" office:value-type="float" office:value="0.107669248063952">
            <text:p>0.1076692481</text:p>
          </table:table-cell>
        </table:table-row>
        <table:table-row table:style-name="ro1">
          <table:table-cell office:value-type="string">
            <text:p>Bibbens</text:p>
          </table:table-cell>
          <table:table-cell office:value-type="float" office:value="155562">
            <text:p>155562</text:p>
          </table:table-cell>
          <table:table-cell office:value-type="float" office:value="168490">
            <text:p>168490</text:p>
          </table:table-cell>
          <table:table-cell table:formula="of:=[.C3]-[.B3]" office:value-type="float" office:value="12928">
            <text:p>12928</text:p>
          </table:table-cell>
          <table:table-cell table:formula="of:=[.D3]/[.B3]" office:value-type="float" office:value="0.0831051285018192">
            <text:p>0.0831051285</text:p>
          </table:table-cell>
        </table:table-row>
        <table:table-row table:style-name="ro1">
          <table:table-cell office:value-type="string">
            <text:p>Hess</text:p>
          </table:table-cell>
          <table:table-cell office:value-type="float" office:value="242323">
            <text:p>242323</text:p>
          </table:table-cell>
          <table:table-cell office:value-type="float" office:value="263477">
            <text:p>263477</text:p>
          </table:table-cell>
          <table:table-cell table:formula="of:=[.C4]-[.B4]" office:value-type="float" office:value="21154">
            <text:p>21154</text:p>
          </table:table-cell>
          <table:table-cell table:formula="of:=[.D4]/[.B4]" office:value-type="float" office:value="0.0872967072873809">
            <text:p>0.0872967073</text:p>
          </table:table-cell>
        </table:table-row>
        <table:table-row table:style-name="ro1">
          <table:table-cell office:value-type="string">
            <text:p>Lowery</text:p>
          </table:table-cell>
          <table:table-cell office:value-type="float" office:value="259037">
            <text:p>259037</text:p>
          </table:table-cell>
          <table:table-cell office:value-type="float" office:value="277755">
            <text:p>277755</text:p>
          </table:table-cell>
          <table:table-cell table:formula="of:=[.C5]-[.B5]" office:value-type="float" office:value="18718">
            <text:p>18718</text:p>
          </table:table-cell>
          <table:table-cell table:formula="of:=[.D5]/[.B5]" office:value-type="float" office:value="0.0722599474206388">
            <text:p>0.0722599474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float" office:value="140727">
            <text:p>140727</text:p>
          </table:table-cell>
          <table:table-cell office:value-type="float" office:value="144891">
            <text:p>144891</text:p>
          </table:table-cell>
          <table:table-cell table:formula="of:=[.C6]-[.B6]" office:value-type="float" office:value="4164">
            <text:p>4164</text:p>
          </table:table-cell>
          <table:table-cell table:formula="of:=[.D6]/[.B6]" office:value-type="float" office:value="0.0295892046302415">
            <text:p>0.0295892046</text:p>
          </table:table-cell>
        </table:table-row>
        <table:table-row table:style-name="ro1">
          <table:table-cell office:value-type="string">
            <text:p>Faranda</text:p>
          </table:table-cell>
          <table:table-cell office:value-type="float" office:value="136826">
            <text:p>136826</text:p>
          </table:table-cell>
          <table:table-cell office:value-type="float" office:value="175838">
            <text:p>175838</text:p>
          </table:table-cell>
          <table:table-cell table:formula="of:=[.C7]-[.B7]" office:value-type="float" office:value="39012">
            <text:p>39012</text:p>
          </table:table-cell>
          <table:table-cell table:formula="of:=[.D7]/[.B7]" office:value-type="float" office:value="0.285121248885446">
            <text:p>0.285121248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17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Merrill</meta:initial-creator>
    <meta:creation-date>2012-02-23T16:59:51</meta:creation-date>
    <dc:date>2012-02-23T17:29:24</dc:date>
    <dc:creator>Jeremy Merrill</dc:creator>
    <meta:editing-duration>PT14M23S</meta:editing-duration>
    <meta:editing-cycles>1</meta:editing-cycles>
    <meta:document-statistic meta:table-count="3" meta:cell-count="34" meta:object-count="0"/>
    <meta:generator>LibreOffice/3.4$Linux LibreOffice_project/340m1$Build-402</meta:generator>
  </office:meta>
</office:document-meta>
</file>